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2">
      <style:text-properties fo:font-size="12pt" style:font-size-asian="12pt" style:font-size-complex="12pt"/>
    </style:style>
    <style:style style:name="ce5" style:family="table-cell" style:parent-style-name="Default" style:data-style-name="N2"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/>
    <style:style style:name="ce9" style:family="table-cell" style:parent-style-name="Prozent" style:data-style-name="N13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14">
      <style:text-properties fo:font-size="12pt" style:font-size-asian="12pt" style:font-size-complex="12pt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3.413125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.3pt" style:use-optimal-row-height="true" fo:break-before="auto"/>
    </style:style>
    <style:style style:name="ro3" style:family="table-row">
      <style:table-row-properties style:row-height="9pt" style:use-optimal-row-height="false" fo:break-before="auto"/>
    </style:style>
    <style:style style:name="ro4" style:family="table-row">
      <style:table-row-properties style:row-height="8.1pt" style:use-optimal-row-height="false" fo:break-before="auto"/>
    </style:style>
    <style:style style:name="ro5" style:family="table-row">
      <style:table-row-properties style:row-height="9.6pt" style:use-optimal-row-height="false" fo:break-before="auto"/>
    </style:style>
    <style:style style:name="ro6" style:family="table-row">
      <style:table-row-properties style:row-height="7.5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rklärun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Mittelwerte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2">
            <text:p>Beispiel Weitsprung (Ergebnisse in m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Urliste</text:p>
          </table:table-cell>
          <table:table-cell table:style-name="ce3"/>
          <table:table-cell office:value-type="string" table:style-name="ce2">
            <text:p>Rangliste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table:style-name="ce1"/>
          <table:table-cell office:value-type="float" office:value="3.85" table:style-name="ce4">
            <text:p>3,85</text:p>
          </table:table-cell>
          <table:table-cell table:style-name="ce3"/>
          <table:table-cell office:value-type="float" office:value="3.5" table:style-name="ce4">
            <text:p>3,50</text:p>
          </table:table-cell>
          <table:table-cell table:style-name="ce3"/>
          <table:table-cell office:value-type="string" table:style-name="ce1">
            <text:p>Die Rangliste ist die sortierte Urliste.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4.0999999999999996" table:style-name="ce4">
            <text:p>4,10</text:p>
          </table:table-cell>
          <table:table-cell table:style-name="ce3"/>
          <table:table-cell office:value-type="float" office:value="3.65" table:style-name="ce4">
            <text:p>3,65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table:style-name="ce1"/>
          <table:table-cell office:value-type="float" office:value="3.67" table:style-name="ce4">
            <text:p>3,67</text:p>
          </table:table-cell>
          <table:table-cell table:style-name="ce3"/>
          <table:table-cell office:value-type="float" office:value="3.67" table:style-name="ce4">
            <text:p>3,67</text:p>
          </table:table-cell>
          <table:table-cell table:style-name="ce3"/>
          <table:table-cell office:value-type="string" table:style-name="ce1">
            <text:p>Der Median ist der mittlere Wert in der Rangliste.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4.05" table:style-name="ce4">
            <text:p>4,05</text:p>
          </table:table-cell>
          <table:table-cell table:style-name="ce3"/>
          <table:table-cell office:value-type="float" office:value="3.8" table:style-name="ce5">
            <text:p>3,80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table:style-name="ce1"/>
          <table:table-cell office:value-type="float" office:value="3.8" table:style-name="ce4">
            <text:p>3,80</text:p>
          </table:table-cell>
          <table:table-cell table:style-name="ce3"/>
          <table:table-cell office:value-type="float" office:value="3.85" table:style-name="ce5">
            <text:p>3,85</text:p>
          </table:table-cell>
          <table:table-cell table:style-name="ce3"/>
          <table:table-cell office:value-type="string" table:style-name="ce1">
            <text:p>Falls die Liste eine gerade Anzahl von Ergebnissen enthält,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3.65" table:style-name="ce4">
            <text:p>3,65</text:p>
          </table:table-cell>
          <table:table-cell table:style-name="ce3"/>
          <table:table-cell office:value-type="float" office:value="4" table:style-name="ce4">
            <text:p>4,00</text:p>
          </table:table-cell>
          <table:table-cell table:style-name="ce3"/>
          <table:table-cell office:value-type="string" table:style-name="ce1">
            <text:p>ist der Median der Mittelwert der beiden mittleren Ergebnisse,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4" table:style-name="ce4">
            <text:p>4,00</text:p>
          </table:table-cell>
          <table:table-cell table:style-name="ce3"/>
          <table:table-cell office:value-type="float" office:value="4.05" table:style-name="ce4">
            <text:p>4,05</text:p>
          </table:table-cell>
          <table:table-cell table:style-name="ce3"/>
          <table:table-cell office:value-type="string" table:style-name="ce1">
            <text:p>hier also der Mittelwert von 3,80m und 3,85m.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3.5" table:style-name="ce4">
            <text:p>3,50</text:p>
          </table:table-cell>
          <table:table-cell table:style-name="ce3"/>
          <table:table-cell office:value-type="float" office:value="4.0999999999999996" table:style-name="ce4">
            <text:p>4,10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">
            <text:p>arithmet. Mittelwert:</text:p>
          </table:table-cell>
          <table:table-cell office:value-type="float" office:value="3.8275000000000001" table:style-name="ce3">
            <text:p>3,8275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">
            <text:p>Median:</text:p>
          </table:table-cell>
          <table:table-cell office:value-type="float" office:value="3.8250000000000002" table:style-name="ce3">
            <text:p>3,825</text:p>
          </table:table-cell>
          <table:table-cell table:number-columns-repeated="16382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">
            <text:p>kürzester Sprung:</text:p>
          </table:table-cell>
          <table:table-cell office:value-type="float" office:value="3.5" table:style-name="ce4">
            <text:p>3,50</text:p>
          </table:table-cell>
          <table:table-cell table:number-columns-repeated="16382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">
            <text:p>weitester Sprung:</text:p>
          </table:table-cell>
          <table:table-cell office:value-type="float" office:value="4.0999999999999996" table:style-name="ce4">
            <text:p>4,10</text:p>
          </table:table-cell>
          <table:table-cell table:number-columns-repeated="16382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">
            <text:p>Spannweite:</text:p>
          </table:table-cell>
          <table:table-cell office:value-type="float" office:value="0.6" table:style-name="ce4">
            <text:p>0,60</text:p>
          </table:table-cell>
          <table:table-cell table:number-columns-repeated="16382"/>
        </table:table-row>
        <table:table-row table:number-rows-repeated="1048553" table:style-name="ro2">
          <table:table-cell table:number-columns-repeated="16384"/>
        </table:table-row>
      </table:table>
      <table:table table:name="Aufgabe_1" table:style-name="ta1">
        <table:table-column table:style-name="co7" table:default-cell-style-name="ce3"/>
        <table:table-column table:style-name="co2" table:number-columns-repeated="1023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100 m – Lauf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">
            <text:p>Die Schüler einer 7. Klasse erreichen bei einem Sportwettkampf im 100m-Lauf folgende Ergebnisse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6">
            <text:p>a)</text:p>
          </table:table-cell>
          <table:table-cell office:value-type="string" table:style-name="ce1">
            <text:p>Sortiere die Ergebnisse der Größe nach!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6">
            <text:p>b)</text:p>
          </table:table-cell>
          <table:table-cell office:value-type="string" table:style-name="ce1">
            <text:p>Formatiere die Zellen so, dass alle Zahlen mit einer Kommastelle angezeigt werden!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7">
            <text:p>c)</text:p>
          </table:table-cell>
          <table:table-cell office:value-type="string" table:style-name="ce1">
            <text:p>Ermittle den arithmetischen Mittelwert der Ergebnisse für Mädchen und Jungen!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7">
            <text:p>d)</text:p>
          </table:table-cell>
          <table:table-cell office:value-type="string" table:style-name="ce1">
            <text:p>Ermittle den Median für Mädchen und Jungen!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7">
            <text:p>e)</text:p>
          </table:table-cell>
          <table:table-cell office:value-type="string" table:style-name="ce1">
            <text:p>Ermittle auch die jeweils beste und schlechteste Zeit und die Spannweite der Ergebnisse!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1"/>
          <table:table-cell office:value-type="string" table:style-name="ce2">
            <text:p>Laufzeit in Sekunde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1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1"/>
          <table:table-cell office:value-type="string" table:style-name="ce2">
            <text:p>Mädchen</text:p>
          </table:table-cell>
          <table:table-cell table:style-name="ce3"/>
          <table:table-cell office:value-type="string" table:style-name="ce2">
            <text:p>Jungen</text:p>
          </table:table-cell>
          <table:table-cell table:style-name="ce1"/>
          <table:table-cell table:number-columns-repeated="16379"/>
        </table:table-row>
        <table:table-row table:style-name="ro1">
          <table:table-cell table:style-name="ce1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1"/>
          <table:table-cell office:value-type="float" office:value="15.6" table:style-name="ce3">
            <text:p>15,6</text:p>
          </table:table-cell>
          <table:table-cell table:style-name="ce3"/>
          <table:table-cell office:value-type="float" office:value="13.8" table:style-name="ce3">
            <text:p>13,8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table:style-name="ce1"/>
          <table:table-cell office:value-type="float" office:value="15.7" table:style-name="ce3">
            <text:p>15,7</text:p>
          </table:table-cell>
          <table:table-cell table:style-name="ce3"/>
          <table:table-cell office:value-type="float" office:value="13.8" table:style-name="ce3">
            <text:p>13,8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/>
          <table:table-cell office:value-type="float" office:value="15.8" table:style-name="ce3">
            <text:p>15,8</text:p>
          </table:table-cell>
          <table:table-cell table:style-name="ce3"/>
          <table:table-cell office:value-type="float" office:value="13.9" table:style-name="ce3">
            <text:p>13,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.9" table:style-name="ce3">
            <text:p>15,9</text:p>
          </table:table-cell>
          <table:table-cell table:style-name="ce3"/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.9" table:style-name="ce3">
            <text:p>15,9</text:p>
          </table:table-cell>
          <table:table-cell table:style-name="ce3"/>
          <table:table-cell office:value-type="float" office:value="14.1" table:style-name="ce3">
            <text:p>14,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4.5" table:style-name="ce3">
            <text:p>14,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.100000000000001" table:style-name="ce3">
            <text:p>16,1</text:p>
          </table:table-cell>
          <table:table-cell table:style-name="ce3"/>
          <table:table-cell office:value-type="float" office:value="14.6" table:style-name="ce3">
            <text:p>14,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.3" table:style-name="ce3">
            <text:p>16,3</text:p>
          </table:table-cell>
          <table:table-cell table:style-name="ce3"/>
          <table:table-cell office:value-type="float" office:value="14.8" table:style-name="ce3">
            <text:p>14,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.3" table:style-name="ce3">
            <text:p>16,3</text:p>
          </table:table-cell>
          <table:table-cell table:style-name="ce3"/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.399999999999999" table:style-name="ce3">
            <text:p>16,4</text:p>
          </table:table-cell>
          <table:table-cell table:style-name="ce3"/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.5" table:style-name="ce3">
            <text:p>16,5</text:p>
          </table:table-cell>
          <table:table-cell table:style-name="ce3"/>
          <table:table-cell office:value-type="float" office:value="15.1" table:style-name="ce3">
            <text:p>15,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.600000000000001" table:style-name="ce3">
            <text:p>16,6</text:p>
          </table:table-cell>
          <table:table-cell table:style-name="ce3"/>
          <table:table-cell office:value-type="float" office:value="15.3" table:style-name="ce3">
            <text:p>15,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.8" table:style-name="ce3">
            <text:p>16,8</text:p>
          </table:table-cell>
          <table:table-cell table:style-name="ce3"/>
          <table:table-cell office:value-type="float" office:value="16.100000000000001" table:style-name="ce3">
            <text:p>16,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16.2" table:style-name="ce3">
            <text:p>16,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.100000000000001" table:style-name="ce3">
            <text:p>17,1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/>
          <table:table-cell office:value-type="float" office:value="17.2" table:style-name="ce3">
            <text:p>17,2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/>
          <table:table-cell office:value-type="float" office:value="18.2" table:style-name="ce3">
            <text:p>18,2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ittelwert:</text:p>
          </table:table-cell>
          <table:table-cell office:value-type="float" office:value="16.4352941176471" table:style-name="ce5">
            <text:p>16,44</text:p>
          </table:table-cell>
          <table:table-cell table:style-name="ce1"/>
          <table:table-cell office:value-type="float" office:value="14.728571428571399" table:style-name="ce5">
            <text:p>14,73</text:p>
          </table:table-cell>
          <table:table-cell table:number-columns-repeated="16380"/>
        </table:table-row>
        <table:table-row table:style-name="ro3">
          <table:table-cell table:number-columns-repeated="2" table:style-name="ce2"/>
          <table:table-cell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Median:</text:p>
          </table:table-cell>
          <table:table-cell office:value-type="float" office:value="16.3" table:style-name="ce2">
            <text:p>16,3</text:p>
          </table:table-cell>
          <table:table-cell table:style-name="ce1"/>
          <table:table-cell office:value-type="float" office:value="14.7" table:style-name="ce2">
            <text:p>14,7</text:p>
          </table:table-cell>
          <table:table-cell table:number-columns-repeated="16380"/>
        </table:table-row>
        <table:table-row table:style-name="ro4">
          <table:table-cell table:style-name="ce3"/>
          <table:table-cell table:style-name="ce2"/>
          <table:table-cell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Minimum:</text:p>
          </table:table-cell>
          <table:table-cell office:value-type="float" office:value="15.6" table:style-name="ce2">
            <text:p>15,6</text:p>
          </table:table-cell>
          <table:table-cell table:style-name="ce1"/>
          <table:table-cell office:value-type="float" office:value="13.8" table:style-name="ce2">
            <text:p>13,8</text:p>
          </table:table-cell>
          <table:table-cell table:number-columns-repeated="16380"/>
        </table:table-row>
        <table:table-row table:style-name="ro5">
          <table:table-cell table:number-columns-repeated="2" table:style-name="ce2"/>
          <table:table-cell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Maximum:</text:p>
          </table:table-cell>
          <table:table-cell office:value-type="float" office:value="18.2" table:style-name="ce2">
            <text:p>18,2</text:p>
          </table:table-cell>
          <table:table-cell table:style-name="ce1"/>
          <table:table-cell office:value-type="float" office:value="16.2" table:style-name="ce2">
            <text:p>16,2</text:p>
          </table:table-cell>
          <table:table-cell table:number-columns-repeated="16380"/>
        </table:table-row>
        <table:table-row table:style-name="ro6">
          <table:table-cell table:number-columns-repeated="2" table:style-name="ce2"/>
          <table:table-cell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Spannweite:</text:p>
          </table:table-cell>
          <table:table-cell office:value-type="float" office:value="2.6" table:style-name="ce2">
            <text:p>2,6</text:p>
          </table:table-cell>
          <table:table-cell table:style-name="ce1"/>
          <table:table-cell office:value-type="float" office:value="2.4" table:style-name="ce2">
            <text:p>2,4</text:p>
          </table:table-cell>
          <table:table-cell table:number-columns-repeated="16380"/>
        </table:table-row>
        <table:table-row table:number-rows-repeated="1048535" table:style-name="ro2">
          <table:table-cell table:number-columns-repeated="16384"/>
        </table:table-row>
      </table:table>
      <table:table table:name="Aufgabe_2" table:style-name="ta1">
        <table:table-column table:style-name="co2" table:number-columns-repeated="2" table:default-cell-style-name="ce1"/>
        <table:table-column table:style-name="co6" table:number-columns-repeated="16382" table:default-cell-style-name="ce1"/>
        <table:table-row table:style-name="ro7">
          <table:table-cell office:value-type="string" table:style-name="ce1">
            <text:p>a)</text:p>
          </table:table-cell>
          <table:table-cell office:value-type="string" table:style-name="ce1">
            <text:p>Ermittle die Gesamtniederschlagsmenge im Jahr!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b)</text:p>
          </table:table-cell>
          <table:table-cell office:value-type="string" table:style-name="ce1">
            <text:p>Berechne die durchschnittliche Niederschlagsmenge pro Monat!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c)</text:p>
          </table:table-cell>
          <table:table-cell office:value-type="string" table:style-name="ce1">
            <text:p>Bestimme den Median!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d)</text:p>
          </table:table-cell>
          <table:table-cell office:value-type="string" table:style-name="ce1">
            <text:p>Ermittle die Monate, in denen der meiste bzw. der wenigste Niederschlag fiel!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e)</text:p>
          </table:table-cell>
          <table:table-cell office:value-type="string" table:style-name="ce1">
            <text:p>Stelle die Niederschlagsmenge in einem Säulendiagramm dar!</text:p>
          </table:table-cell>
          <table:table-cell table:number-columns-repeated="16382"/>
        </table:table-row>
        <table:table-row table:number-rows-repeated="2" table:style-name="ro7">
          <table:table-cell table:number-columns-repeated="16384" table:style-name="ce1"/>
        </table:table-row>
        <table:table-row table:style-name="ro1">
          <table:table-cell office:value-type="string" table:style-name="ce2">
            <text:p>Niederschlagsmenge in Berlin im Jahr 2013 (in l/m²)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3">
            <text:p>Januar</text:p>
          </table:table-cell>
          <table:table-cell office:value-type="float" office:value="56.4" table:style-name="ce3">
            <text:p>56,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ebruar</text:p>
          </table:table-cell>
          <table:table-cell office:value-type="float" office:value="25" table:style-name="ce3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ärz</text:p>
          </table:table-cell>
          <table:table-cell office:value-type="float" office:value="22" table:style-name="ce3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pril</text:p>
          </table:table-cell>
          <table:table-cell office:value-type="float" office:value="24" table:style-name="ce3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i</text:p>
          </table:table-cell>
          <table:table-cell office:value-type="float" office:value="78" table:style-name="ce3">
            <text:p>7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uni</text:p>
          </table:table-cell>
          <table:table-cell office:value-type="float" office:value="80.5" table:style-name="ce3">
            <text:p>80,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uli</text:p>
          </table:table-cell>
          <table:table-cell office:value-type="float" office:value="40.299999999999997" table:style-name="ce3">
            <text:p>40,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ugust</text:p>
          </table:table-cell>
          <table:table-cell office:value-type="float" office:value="49.2" table:style-name="ce3">
            <text:p>49,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ptember</text:p>
          </table:table-cell>
          <table:table-cell office:value-type="float" office:value="60.6" table:style-name="ce3">
            <text:p>60,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ktober</text:p>
          </table:table-cell>
          <table:table-cell office:value-type="float" office:value="59.2" table:style-name="ce3">
            <text:p>59,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ovember</text:p>
          </table:table-cell>
          <table:table-cell office:value-type="float" office:value="50.7" table:style-name="ce3">
            <text:p>50,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zember</text:p>
          </table:table-cell>
          <table:table-cell office:value-type="float" office:value="38.299999999999997" table:style-name="ce3">
            <text:p>38,3</text:p>
          </table:table-cell>
          <table:table-cell table:number-columns-repeated="16382"/>
        </table:table-row>
        <table:table-row table:style-name="ro7">
          <table:table-cell table:number-columns-repeated="16384" table:style-name="ce1"/>
        </table:table-row>
        <table:table-row table:style-name="ro7">
          <table:table-cell office:value-type="string" table:style-name="ce1">
            <text:p>a)</text:p>
          </table:table-cell>
          <table:table-cell office:value-type="float" office:value="584.20000000000005" table:style-name="ce1">
            <text:p>584,2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b)</text:p>
          </table:table-cell>
          <table:table-cell office:value-type="float" office:value="48.683333333333302" table:style-name="ce8">
            <text:p>48,68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c)</text:p>
          </table:table-cell>
          <table:table-cell office:value-type="float" office:value="49.95" table:style-name="ce1">
            <text:p>49,95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d (meiste)</text:p>
          </table:table-cell>
          <table:table-cell office:value-type="float" office:value="80.5" table:style-name="ce1">
            <text:p>80,5</text:p>
          </table:table-cell>
          <table:table-cell table:number-columns-repeated="16382"/>
        </table:table-row>
        <table:table-row table:style-name="ro7">
          <table:table-cell office:value-type="string" table:style-name="ce1">
            <text:p>d (wenigste)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number-rows-repeated="1048549" table:style-name="ro8">
          <table:table-cell table:number-columns-repeated="16384"/>
        </table:table-row>
      </table:table>
      <table:table table:name="Aufgabe_3" table:style-name="ta2">
        <table:table-column table:style-name="co6" table:default-cell-style-name="ce3"/>
        <table:table-column table:style-name="co8" table:default-cell-style-name="ce3"/>
        <table:table-column table:style-name="co2" table:number-columns-repeated="4" table:default-cell-style-name="ce3"/>
        <table:table-column table:style-name="co9" table:default-cell-style-name="ce3"/>
        <table:table-column table:style-name="co2" table:number-columns-repeated="2" table:default-cell-style-name="ce3"/>
        <table:table-column table:style-name="co10" table:default-cell-style-name="ce3"/>
        <table:table-column table:style-name="co2" table:number-columns-repeated="1014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Hotelbewertun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">
            <text:p>Eine Reisegruppe bewertet ein Hotel.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">
            <text:p>a)</text:p>
          </table:table-cell>
          <table:table-cell office:value-type="string" table:style-name="ce1">
            <text:p>Kannst du einen arithmetischen Mittelwert angeben?</text:p>
          </table:table-cell>
          <table:table-cell table:number-columns-repeated="4" table:style-name="ce3"/>
          <table:table-cell office:value-type="string" table:style-name="ce3">
            <text:p>a) bewertung= zahl und dann durchschnitt<text:s/></text:p>
          </table:table-cell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1">
            <text:p>b)</text:p>
          </table:table-cell>
          <table:table-cell office:value-type="string" table:style-name="ce1">
            <text:p>Kannst du einen Median für die Hotelbewertung angeben?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Urliste</text:p>
          </table:table-cell>
          <table:table-cell office:value-type="string" table:style-name="ce2">
            <text:p>Rangliste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1">
            <text:p>super</text:p>
          </table:table-cell>
          <table:table-cell office:value-type="string" table:style-name="ce3">
            <text:p>mieserabel</text:p>
          </table:table-cell>
          <table:table-cell office:value-type="string" table:style-name="ce3">
            <text:p>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1">
            <text:p>gut</text:p>
          </table:table-cell>
          <table:table-cell office:value-type="string" table:style-name="ce3">
            <text:p>geht so</text:p>
          </table:table-cell>
          <table:table-cell table:number-columns-repeated="7" table:style-name="ce3"/>
          <table:table-cell office:value-type="string" table:style-name="ce3">
            <text:p>Super<text:s/></text:p>
          </table:table-cell>
          <table:table-cell office:value-type="float" office:value="4" table:style-name="ce3">
            <text:p>4</text:p>
          </table:table-cell>
          <table:table-cell office:value-type="percentage" office:value="4" table:style-name="ce9">
            <text:p>400%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uper</text:p>
          </table:table-cell>
          <table:table-cell office:value-type="string" table:style-name="ce3">
            <text:p>geht so</text:p>
          </table:table-cell>
          <table:table-cell table:number-columns-repeated="7" table:style-name="ce3"/>
          <table:table-cell office:value-type="string" table:style-name="ce3">
            <text:p>gut<text:s/></text:p>
          </table:table-cell>
          <table:table-cell office:value-type="float" office:value="6" table:style-name="ce3">
            <text:p>6</text:p>
          </table:table-cell>
          <table:table-cell office:value-type="percentage" office:value="6" table:style-name="ce9">
            <text:p>600%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ittelmäßig</text:p>
          </table:table-cell>
          <table:table-cell office:value-type="string" table:style-name="ce3">
            <text:p>mittelmäßig</text:p>
          </table:table-cell>
          <table:table-cell table:number-columns-repeated="7" table:style-name="ce3"/>
          <table:table-cell office:value-type="string" table:style-name="ce3">
            <text:p>mittelmäßig<text:s/></text:p>
          </table:table-cell>
          <table:table-cell office:value-type="float" office:value="3" table:style-name="ce3">
            <text:p>3</text:p>
          </table:table-cell>
          <table:table-cell office:value-type="percentage" office:value="3" table:style-name="ce9">
            <text:p>300%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ut</text:p>
          </table:table-cell>
          <table:table-cell office:value-type="string" table:style-name="ce3">
            <text:p>mittelmäßig</text:p>
          </table:table-cell>
          <table:table-cell table:number-columns-repeated="7" table:style-name="ce3"/>
          <table:table-cell office:value-type="string" table:style-name="ce3">
            <text:p>geht so<text:s/></text:p>
          </table:table-cell>
          <table:table-cell office:value-type="float" office:value="2" table:style-name="ce3">
            <text:p>2</text:p>
          </table:table-cell>
          <table:table-cell office:value-type="percentage" office:value="2" table:style-name="ce9">
            <text:p>200%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uper</text:p>
          </table:table-cell>
          <table:table-cell office:value-type="string" table:style-name="ce3">
            <text:p>mittelmäßig</text:p>
          </table:table-cell>
          <table:table-cell table:number-columns-repeated="7" table:style-name="ce3"/>
          <table:table-cell office:value-type="string" table:style-name="ce3">
            <text:p>mieserabel<text:s/></text:p>
          </table:table-cell>
          <table:table-cell office:value-type="float" office:value="1" table:style-name="ce3">
            <text:p>1</text:p>
          </table:table-cell>
          <table:table-cell office:value-type="percentage" office:value="1" table:style-name="ce9">
            <text:p>100%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ittelmäßig</text:p>
          </table:table-cell>
          <table:table-cell office:value-type="string" table:style-name="ce3">
            <text:p>gut</text:p>
          </table:table-cell>
          <table:table-cell table:number-columns-repeated="7" table:style-name="ce3"/>
          <table:table-cell office:value-type="string" table:style-name="ce3">
            <text:p>Gesamt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16" table:style-name="ce9">
            <text:p>1600%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iserabel</text:p>
          </table:table-cell>
          <table:table-cell office:value-type="string" table:style-name="ce3">
            <text:p>gut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1">
            <text:p>gut</text:p>
          </table:table-cell>
          <table:table-cell office:value-type="string" table:style-name="ce3">
            <text:p>gut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1">
            <text:p>geht so</text:p>
          </table:table-cell>
          <table:table-cell office:value-type="string" table:style-name="ce3">
            <text:p>g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ttelmäßig</text:p>
          </table:table-cell>
          <table:table-cell office:value-type="string" table:style-name="ce3">
            <text:p>g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t</text:p>
          </table:table-cell>
          <table:table-cell office:value-type="string" table:style-name="ce3">
            <text:p>g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t</text:p>
          </table:table-cell>
          <table:table-cell office:value-type="string" table:style-name="ce3">
            <text:p>su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ht so</text:p>
          </table:table-cell>
          <table:table-cell office:value-type="string" table:style-name="ce3">
            <text:p>su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t</text:p>
          </table:table-cell>
          <table:table-cell office:value-type="string" table:style-name="ce3">
            <text:p>su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er</text:p>
          </table:table-cell>
          <table:table-cell office:value-type="string" table:style-name="ce3">
            <text:p>super</text:p>
          </table:table-cell>
          <table:table-cell table:number-columns-repeated="16382"/>
        </table:table-row>
        <table:table-row table:number-rows-repeated="1048553" table:style-name="ro2">
          <table:table-cell table:number-columns-repeated="16384"/>
        </table:table-row>
      </table:table>
      <table:table table:name="Aufgabe_4" table:style-name="ta1">
        <table:table-column table:style-name="co2" table:number-columns-repeated="3" table:default-cell-style-name="ce3"/>
        <table:table-column table:style-name="co11" table:default-cell-style-name="ce3"/>
        <table:table-column table:style-name="co12" table:default-cell-style-name="ce3"/>
        <table:table-column table:style-name="co2" table:number-columns-repeated="2" table:default-cell-style-name="ce3"/>
        <table:table-column table:style-name="co13" table:default-cell-style-name="ce3"/>
        <table:table-column table:style-name="co2" table:number-columns-repeated="1016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Haustiere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">
            <text:p>In einer Klasse von 30 Schülern wird eine Umfrage durchgeführt, wer welche Haustiere hat.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0">
            <text:p>a)</text:p>
          </table:table-cell>
          <table:table-cell office:value-type="string" table:style-name="ce1">
            <text:p>Ermittle die relativen Häufigkeiten als Dezimalzahl und in Prozent!</text:p>
          </table:table-cell>
          <table:table-cell table:number-columns-repeated="4" table:style-name="ce1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10">
            <text:p>b)</text:p>
          </table:table-cell>
          <table:table-cell office:value-type="string" table:style-name="ce1">
            <text:p>Warum ergibt die Summe der relativen Häufigkeiten hier mehr als 100%?</text:p>
          </table:table-cell>
          <table:table-cell table:number-columns-repeated="4" table:style-name="ce1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7">
            <text:p>c)</text:p>
          </table:table-cell>
          <table:table-cell office:value-type="string" table:style-name="ce1">
            <text:p>Kann ich einen arithemtischen Mittelwert und einen Median angeben?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1">
            <text:p>Hund</text:p>
          </table:table-cell>
          <table:table-cell office:value-type="string" table:style-name="ce11">
            <text:p>Katze</text:p>
          </table:table-cell>
          <table:table-cell office:value-type="string" table:style-name="ce11">
            <text:p>Vogel</text:p>
          </table:table-cell>
          <table:table-cell office:value-type="string" table:style-name="ce11">
            <text:p>Schildkröte</text:p>
          </table:table-cell>
          <table:table-cell office:value-type="string" table:style-name="ce11">
            <text:p>andere</text:p>
          </table:table-cell>
          <table:table-cell office:value-type="string" table:style-name="ce11">
            <text:p>keine</text:p>
          </table:table-cell>
          <table:table-cell table:style-name="ce3"/>
          <table:table-cell office:value-type="string" table:style-name="ce3">
            <text:p>Teilnehmer<text:s/></text:p>
          </table:table-cell>
          <table:table-cell office:value-type="float" office:value="30" table:style-name="ce3">
            <text:p>30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percentage" office:value="0.33333333333333331" table:formula="msoxl:=A10/I9" table:style-name="ce12">
            <text:p>33,33%</text:p>
          </table:table-cell>
          <table:table-cell office:value-type="percentage" office:value="0.4" table:formula="msoxl:=B10/I9" table:style-name="ce12">
            <text:p>40,00%</text:p>
          </table:table-cell>
          <table:table-cell office:value-type="percentage" office:value="0.26666666666666666" table:formula="msoxl:=C10/I9" table:style-name="ce12">
            <text:p>26,67%</text:p>
          </table:table-cell>
          <table:table-cell office:value-type="percentage" office:value="0.13333333333333333" table:formula="msoxl:=D10/I9" table:style-name="ce12">
            <text:p>13,33%</text:p>
          </table:table-cell>
          <table:table-cell office:value-type="percentage" office:value="0.2" table:formula="msoxl:=E10/I9" table:style-name="ce12">
            <text:p>20,00%</text:p>
          </table:table-cell>
          <table:table-cell office:value-type="percentage" office:value="0.33333333333333331" table:formula="msoxl:=F10/I9" table:style-name="ce12">
            <text:p>33,33%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float" office:value="3.3333333333333333E-2" table:formula="msoxl:=A11/$A10" table:style-name="ce3">
            <text:p>0,033333333</text:p>
          </table:table-cell>
          <table:table-cell office:value-type="float" office:value="0.04" table:formula="msoxl:=B11/$A10" table:style-name="ce3">
            <text:p>0,04</text:p>
          </table:table-cell>
          <table:table-cell office:value-type="float" office:value="2.6666666666666665E-2" table:formula="msoxl:=C11/$A10" table:style-name="ce3">
            <text:p>0,026666667</text:p>
          </table:table-cell>
          <table:table-cell office:value-type="float" office:value="1.3333333333333332E-2" table:formula="msoxl:=D11/$A10" table:style-name="ce3">
            <text:p>0,013333333</text:p>
          </table:table-cell>
          <table:table-cell office:value-type="float" office:value="0.02" table:formula="msoxl:=E11/$A10" table:style-name="ce3">
            <text:p>0,02</text:p>
          </table:table-cell>
          <table:table-cell office:value-type="float" office:value="3.3333333333333333E-2" table:formula="msoxl:=F11/$A10" table:style-name="ce3">
            <text:p>0,033333333</text:p>
          </table:table-cell>
          <table:table-cell table:number-columns-repeated="1018" table:style-name="ce3"/>
          <table:table-cell table:number-columns-repeated="15360"/>
        </table:table-row>
        <table:table-row table:number-rows-repeated="1048564" table:style-name="ro2">
          <table:table-cell table:number-columns-repeated="16384"/>
        </table:table-row>
      </table:table>
      <table:table table:name="Aufgabe_5" table:style-name="ta1">
        <table:table-column table:style-name="co2" table:number-columns-repeated="1024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Zensurenspiegel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1">
            <text:p>Eine Klasse von 30 Schülern erreichte in einer Klassenarbeit folgende Zensuren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7">
            <text:p>a)</text:p>
          </table:table-cell>
          <table:table-cell office:value-type="string" table:style-name="ce1">
            <text:p>Berechne die Durchschnittsnote!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7">
            <text:p>b)</text:p>
          </table:table-cell>
          <table:table-cell office:value-type="string" table:style-name="ce1">
            <text:p>Gib den Median der Zensurenverteilung an!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7">
            <text:p>c)</text:p>
          </table:table-cell>
          <table:table-cell office:value-type="string" table:style-name="ce1">
            <text:p>Stelle die Zensurenverteilung in einem Kreisdiagramm dar!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16378"/>
        </table:table-row>
        <table:table-row table:number-rows-repeated="1048566" table:style-name="ro2">
          <table:table-cell table:number-columns-repeated="16384"/>
        </table:table-row>
      </table:table>
      <table:database-ranges>
        <table:database-range table:target-range-address="Aufgabe_1.D15:Aufgabe_1.D2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Proz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nette Machmer</meta:initial-creator>
    <dc:creator>Administrator</dc:creator>
    <meta:creation-date>2019-03-28T18:12:05Z</meta:creation-date>
    <dc:date>2024-04-26T07:28:11Z</dc:date>
    <meta:editing-cycles>8</meta:editing-cycles>
    <meta:editing-duration>PT0S</meta:editing-duration>
  </office:meta>
</office:document-meta>
</file>